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05" calcext:value-type="date">
            <text:p>05.09.202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 [.D35] + [.C36]" office:value-type="float" office:value="82329" calcext:value-type="float">
            <text:p>82 329</text:p>
          </table:table-cell>
          <table:table-cell table:style-name="ce7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30.142857142857" calcext:value-type="float">
            <text:p>130,14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/>
          <table:table-cell table:formula="of:= [.D36] + [.C37]" office:value-type="float" office:value="82329" calcext:value-type="float">
            <text:p>82 329</text:p>
          </table:table-cell>
          <table:table-cell/>
          <table:table-cell table:formula="of:= [.F36] + [.E37]" office:value-type="float" office:value="415727" calcext:value-type="float">
            <text:p>415 727</text:p>
          </table:table-cell>
          <table:table-cell table:formula="of:= [.E37] / [.C37]" office:value-type="string" office:string-value="" calcext:value-type="error">
            <text:p>#DIV/0!</text:p>
          </table:table-cell>
          <table:table-cell table:formula="of:= SUM([.E36:.E38]) / SUM([.C36:.C38])" office:value-type="float" office:value="244.5" calcext:value-type="float">
            <text:p>244,50</text:p>
          </table:table-cell>
          <table:table-cell table:number-columns-repeated="2"/>
          <table:table-cell table:formula="of:= [.J37] - [.J36] - [.I37]" office:value-type="float" office:value="-1696090" calcext:value-type="float">
            <text:p>-169609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/>
          <table:table-cell table:formula="of:= [.D37] + [.C38]" office:value-type="float" office:value="82329" calcext:value-type="float">
            <text:p>82 329</text:p>
          </table:table-cell>
          <table:table-cell/>
          <table:table-cell table:formula="of:= [.F37] + [.E38]" office:value-type="float" office:value="415727" calcext:value-type="float">
            <text:p>415 727</text:p>
          </table:table-cell>
          <table:table-cell table:formula="of:= [.E38] / [.C38]" office:value-type="string" office:string-value="" calcext:value-type="error">
            <text:p>#DIV/0!</text:p>
          </table:table-cell>
          <table:table-cell table:formula="of:= SUM([.E37:.E39]) / SUM([.C37:.C39])" office:value-type="string" office:string-value="" calcext:value-type="error">
            <text:p>#DIV/0!</text:p>
          </table:table-cell>
          <table:table-cell table:number-columns-repeated="2"/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/>
          <table:table-cell table:formula="of:= [.D38] + [.C39]" office:value-type="float" office:value="82329" calcext:value-type="float">
            <text:p>82 329</text:p>
          </table:table-cell>
          <table:table-cell/>
          <table:table-cell table:formula="of:= [.F38] + [.E39]" office:value-type="float" office:value="415727" calcext:value-type="float">
            <text:p>415 727</text:p>
          </table:table-cell>
          <table:table-cell table:formula="of:= [.E39] / [.C39]" office:value-type="string" office:string-value="" calcext:value-type="error">
            <text:p>#DIV/0!</text:p>
          </table:table-cell>
          <table:table-cell table:formula="of:= SUM([.E38:.E40]) / SUM([.C38:.C40])" office:value-type="string" office:string-value="" calcext:value-type="error">
            <text:p>#DIV/0!</text:p>
          </table:table-cell>
          <table:table-cell table:number-columns-repeated="2"/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/>
          <table:table-cell table:formula="of:= [.D39] + [.C40]" office:value-type="float" office:value="82329" calcext:value-type="float">
            <text:p>82 329</text:p>
          </table:table-cell>
          <table:table-cell/>
          <table:table-cell table:formula="of:= [.F39] + [.E40]" office:value-type="float" office:value="415727" calcext:value-type="float">
            <text:p>415 727</text:p>
          </table:table-cell>
          <table:table-cell table:formula="of:= [.E40] / [.C40]" office:value-type="string" office:string-value="" calcext:value-type="error">
            <text:p>#DIV/0!</text:p>
          </table:table-cell>
          <table:table-cell table:formula="of:= SUM([.E39:.E41]) / SUM([.C39:.C41])" office:value-type="string" office:string-value="" calcext:value-type="error">
            <text:p>#DIV/0!</text:p>
          </table:table-cell>
          <table:table-cell table:number-columns-repeated="2"/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/>
          <table:table-cell table:formula="of:= [.D40] + [.C41]" office:value-type="float" office:value="82329" calcext:value-type="float">
            <text:p>82 329</text:p>
          </table:table-cell>
          <table:table-cell/>
          <table:table-cell table:formula="of:= [.F40] + [.E41]" office:value-type="float" office:value="415727" calcext:value-type="float">
            <text:p>415 727</text:p>
          </table:table-cell>
          <table:table-cell table:formula="of:= [.E41] / [.C41]" office:value-type="string" office:string-value="" calcext:value-type="error">
            <text:p>#DIV/0!</text:p>
          </table:table-cell>
          <table:table-cell table:formula="of:= SUM([.E40:.E42]) / SUM([.C40:.C42])" office:value-type="string" office:string-value="" calcext:value-type="error">
            <text:p>#DIV/0!</text:p>
          </table:table-cell>
          <table:table-cell table:number-columns-repeated="2"/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/>
          <table:table-cell table:formula="of:= [.D41] + [.C42]" office:value-type="float" office:value="82329" calcext:value-type="float">
            <text:p>82 329</text:p>
          </table:table-cell>
          <table:table-cell/>
          <table:table-cell table:formula="of:= [.F41] + [.E42]" office:value-type="float" office:value="415727" calcext:value-type="float">
            <text:p>415 727</text:p>
          </table:table-cell>
          <table:table-cell table:formula="of:= [.E42] / [.C42]" office:value-type="string" office:string-value="" calcext:value-type="error">
            <text:p>#DIV/0!</text:p>
          </table:table-cell>
          <table:table-cell table:formula="of:= SUM([.E41:.E43]) / SUM([.C41:.C43])" office:value-type="string" office:string-value="" calcext:value-type="error">
            <text:p>#DIV/0!</text:p>
          </table:table-cell>
          <table:table-cell table:number-columns-repeated="2"/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29" calcext:value-type="float">
            <text:p>82 329</text:p>
          </table:table-cell>
          <table:table-cell/>
          <table:table-cell table:formula="of:= [.F42] + [.E43]" office:value-type="float" office:value="415727" calcext:value-type="float">
            <text:p>415 727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string" office:string-value="" calcext:value-type="error">
            <text:p>#DIV/0!</text:p>
          </table:table-cell>
          <table:table-cell table:number-columns-repeated="2"/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29" calcext:value-type="float">
            <text:p>82 329</text:p>
          </table:table-cell>
          <table:table-cell/>
          <table:table-cell table:formula="of:= [.F43] + [.E44]" office:value-type="float" office:value="415727" calcext:value-type="float">
            <text:p>415 727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29" calcext:value-type="float">
            <text:p>82 329</text:p>
          </table:table-cell>
          <table:table-cell/>
          <table:table-cell table:formula="of:= [.F44] + [.E45]" office:value-type="float" office:value="415727" calcext:value-type="float">
            <text:p>415 727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29" calcext:value-type="float">
            <text:p>82 329</text:p>
          </table:table-cell>
          <table:table-cell/>
          <table:table-cell table:formula="of:= [.F45] + [.E46]" office:value-type="float" office:value="415727" calcext:value-type="float">
            <text:p>415 727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29" calcext:value-type="float">
            <text:p>82 329</text:p>
          </table:table-cell>
          <table:table-cell/>
          <table:table-cell table:formula="of:= [.F46] + [.E47]" office:value-type="float" office:value="415727" calcext:value-type="float">
            <text:p>415 727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29" calcext:value-type="float">
            <text:p>82 329</text:p>
          </table:table-cell>
          <table:table-cell/>
          <table:table-cell table:formula="of:= [.F47] + [.E48]" office:value-type="float" office:value="415727" calcext:value-type="float">
            <text:p>415 727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29" calcext:value-type="float">
            <text:p>82 329</text:p>
          </table:table-cell>
          <table:table-cell/>
          <table:table-cell table:formula="of:= [.F48] + [.E49]" office:value-type="float" office:value="415727" calcext:value-type="float">
            <text:p>415 727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29" calcext:value-type="float">
            <text:p>82 329</text:p>
          </table:table-cell>
          <table:table-cell/>
          <table:table-cell table:formula="of:= [.F49] + [.E50]" office:value-type="float" office:value="415727" calcext:value-type="float">
            <text:p>415 727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29" calcext:value-type="float">
            <text:p>82 329</text:p>
          </table:table-cell>
          <table:table-cell/>
          <table:table-cell table:formula="of:= [.F50] + [.E51]" office:value-type="float" office:value="415727" calcext:value-type="float">
            <text:p>415 727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29" calcext:value-type="float">
            <text:p>82 329</text:p>
          </table:table-cell>
          <table:table-cell/>
          <table:table-cell table:formula="of:= [.F51] + [.E52]" office:value-type="float" office:value="415727" calcext:value-type="float">
            <text:p>415 727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29" calcext:value-type="float">
            <text:p>82 329</text:p>
          </table:table-cell>
          <table:table-cell/>
          <table:table-cell table:formula="of:= [.F52] + [.E53]" office:value-type="float" office:value="415727" calcext:value-type="float">
            <text:p>415 727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29" calcext:value-type="float">
            <text:p>82 329</text:p>
          </table:table-cell>
          <table:table-cell/>
          <table:table-cell table:formula="of:= [.F53] + [.E54]" office:value-type="float" office:value="415727" calcext:value-type="float">
            <text:p>415 727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29" calcext:value-type="float">
            <text:p>82 329</text:p>
          </table:table-cell>
          <table:table-cell/>
          <table:table-cell table:formula="of:= [.F54] + [.E55]" office:value-type="float" office:value="415727" calcext:value-type="float">
            <text:p>415 727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29" calcext:value-type="float">
            <text:p>82 329</text:p>
          </table:table-cell>
          <table:table-cell/>
          <table:table-cell table:formula="of:= [.F55] + [.E56]" office:value-type="float" office:value="415727" calcext:value-type="float">
            <text:p>415 727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29" calcext:value-type="float">
            <text:p>82 329</text:p>
          </table:table-cell>
          <table:table-cell/>
          <table:table-cell table:formula="of:= [.F56] + [.E57]" office:value-type="float" office:value="415727" calcext:value-type="float">
            <text:p>415 727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29" calcext:value-type="float">
            <text:p>82 329</text:p>
          </table:table-cell>
          <table:table-cell/>
          <table:table-cell table:formula="of:= [.F57] + [.E58]" office:value-type="float" office:value="415727" calcext:value-type="float">
            <text:p>415 727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29" calcext:value-type="float">
            <text:p>82 329</text:p>
          </table:table-cell>
          <table:table-cell/>
          <table:table-cell table:formula="of:= [.F58] + [.E59]" office:value-type="float" office:value="415727" calcext:value-type="float">
            <text:p>415 727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29" calcext:value-type="float">
            <text:p>82 329</text:p>
          </table:table-cell>
          <table:table-cell/>
          <table:table-cell table:formula="of:= [.F59] + [.E60]" office:value-type="float" office:value="415727" calcext:value-type="float">
            <text:p>415 727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29" calcext:value-type="float">
            <text:p>82 329</text:p>
          </table:table-cell>
          <table:table-cell/>
          <table:table-cell table:formula="of:= [.F60] + [.E61]" office:value-type="float" office:value="415727" calcext:value-type="float">
            <text:p>415 727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06T06:05:09.034564971</dc:date>
    <dc:creator>Tomáš Metelka</dc:creator>
    <meta:editing-duration>P14DT19H20M38S</meta:editing-duration>
    <meta:editing-cycles>21</meta:editing-cycles>
    <meta:generator>LibreOffice/6.0.7.3$Linux_X86_64 LibreOffice_project/00m0$Build-3</meta:generator>
    <meta:document-statistic meta:table-count="1" meta:cell-count="348" meta:object-count="0"/>
  </office:meta>
</office:document-meta>
</file>